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79.76mm" svg:y="94.24mm">
            <loext:p draw:notify-on-update-of-ranges="Sheet1.A1:Sheet1.A1 Sheet1.A2:Sheet1.A17 Sheet1.E1:Sheet1.E1 Sheet1.E2:Sheet1.E17 Sheet1.I1:Sheet1.I1 Sheet1.I2:Sheet1.I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11.07mm" svg:y="7.39mm">
            <loext:p draw:notify-on-update-of-ranges="Sheet1.A1:Sheet1.A1 Sheet1.A2:Sheet1.A19 Sheet1.O1:Sheet1.O1 Sheet1.O2:Sheet1.O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 table:number-columns-spanned="3" table:number-rows-spanned="1">
            <text:p>Serial</text:p>
          </table:table-cell>
          <table:covered-table-cell table:number-columns-repeated="2" table:style-name="ce5"/>
          <table:table-cell table:style-name="ce6" office:value-type="string" calcext:value-type="string">
            <text:p>Cereal Avg.</text:p>
          </table:table-cell>
          <table:table-cell table:style-name="ce4" office:value-type="string" calcext:value-type="string" table:number-columns-spanned="3" table:number-rows-spanned="1">
            <text:p>Parallel Run Time</text:p>
          </table:table-cell>
          <table:covered-table-cell table:number-columns-repeated="2" table:style-name="ce5"/>
          <table:table-cell table:style-name="ce6" office:value-type="string" calcext:value-type="string">
            <text:p>Para-glider Avg.</text:p>
          </table:table-cell>
          <table:table-cell table:style-name="ce4" office:value-type="string" calcext:value-type="string" table:number-columns-spanned="3" table:number-rows-spanned="1">
            <text:p>Parallel Total Time</text:p>
          </table:table-cell>
          <table:covered-table-cell table:number-columns-repeated="2" table:style-name="ce5"/>
          <table:table-cell table:style-name="ce6" office:value-type="string" calcext:value-type="string">
            <text:p>Avg.</text:p>
          </table:table-cell>
          <table:table-cell table:style-name="ce5" office:value-type="string" calcext:value-type="string">
            <text:p>Overhead</text:p>
          </table:table-cell>
          <table:table-cell table:style-name="ce9" office:value-type="string" calcext:value-type="string">
            <text:p>Speedup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0.00290095" calcext:value-type="float">
            <text:p>0.00290095</text:p>
          </table:table-cell>
          <table:table-cell office:value-type="float" office:value="0.00290398" calcext:value-type="float">
            <text:p>0.00290398</text:p>
          </table:table-cell>
          <table:table-cell office:value-type="float" office:value="0.00301795" calcext:value-type="float">
            <text:p>0.00301795</text:p>
          </table:table-cell>
          <table:table-cell table:style-name="ce7" table:formula="of:=([.B2]+[.C2]+[.D2])/3" office:value-type="float" office:value="0.00294096" calcext:value-type="float">
            <text:p>0.00294096</text:p>
          </table:table-cell>
          <table:table-cell office:value-type="float" office:value="0.0339531" calcext:value-type="float">
            <text:p>0.0339531</text:p>
          </table:table-cell>
          <table:table-cell office:value-type="float" office:value="0.033339" calcext:value-type="float">
            <text:p>0.033339</text:p>
          </table:table-cell>
          <table:table-cell office:value-type="float" office:value="0.0249239" calcext:value-type="float">
            <text:p>0.0249239</text:p>
          </table:table-cell>
          <table:table-cell table:style-name="ce7" table:formula="of:=([.F2]+[.G2]+[.H2])/3" office:value-type="float" office:value="0.0307386666666667" calcext:value-type="float">
            <text:p>0.0307386667</text:p>
          </table:table-cell>
          <table:table-cell table:formula="of:=0.169473+0.0339531+0.022752" office:value-type="float" office:value="0.2261781" calcext:value-type="float">
            <text:p>0.2261781</text:p>
          </table:table-cell>
          <table:table-cell table:formula="of:=0.155019+0.033339+0.03461" office:value-type="float" office:value="0.222968" calcext:value-type="float">
            <text:p>0.222968</text:p>
          </table:table-cell>
          <table:table-cell table:formula="of:=0.0249239+0.0249239+0.016697" office:value-type="float" office:value="0.0665448" calcext:value-type="float">
            <text:p>0.0665448</text:p>
          </table:table-cell>
          <table:table-cell table:style-name="ce7" table:formula="of:=([.J2]+[.K2]+[.L2])/3" office:value-type="float" office:value="0.171896966666667" calcext:value-type="float">
            <text:p>0.1718969667</text:p>
          </table:table-cell>
          <table:table-cell table:formula="of:=[.M2]-[.I2]" office:value-type="float" office:value="0.1411583" calcext:value-type="float">
            <text:p>0.1411583</text:p>
          </table:table-cell>
          <table:table-cell table:style-name="ce10" table:formula="of:=[.E2]/[.I2]" office:value-type="float" office:value="0.0956762383968075" calcext:value-type="float">
            <text:p>0.0956762384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0.00897399" calcext:value-type="float">
            <text:p>0.00897399</text:p>
          </table:table-cell>
          <table:table-cell office:value-type="float" office:value="0.020817" calcext:value-type="float">
            <text:p>0.020817</text:p>
          </table:table-cell>
          <table:table-cell office:value-type="float" office:value="0.00898808" calcext:value-type="float">
            <text:p>0.00898808</text:p>
          </table:table-cell>
          <table:table-cell table:style-name="ce8" table:formula="of:=([.B3]+[.C3]+[.D3])/3" office:value-type="float" office:value="0.0129263566666667" calcext:value-type="float">
            <text:p>0.0129263567</text:p>
          </table:table-cell>
          <table:table-cell office:value-type="float" office:value="0.0332771" calcext:value-type="float">
            <text:p>0.0332771</text:p>
          </table:table-cell>
          <table:table-cell office:value-type="float" office:value="0.037255" calcext:value-type="float">
            <text:p>0.037255</text:p>
          </table:table-cell>
          <table:table-cell office:value-type="float" office:value="0.033524" calcext:value-type="float">
            <text:p>0.033524</text:p>
          </table:table-cell>
          <table:table-cell table:style-name="ce7" table:formula="of:=([.F3]+[.G3]+[.H3])/3" office:value-type="float" office:value="0.0346853666666667" calcext:value-type="float">
            <text:p>0.0346853667</text:p>
          </table:table-cell>
          <table:table-cell table:formula="of:=0.164132+0.0332771+0.022419" office:value-type="float" office:value="0.2198281" calcext:value-type="float">
            <text:p>0.2198281</text:p>
          </table:table-cell>
          <table:table-cell table:formula="of:=0.189867+0.037255+0.017151" office:value-type="float" office:value="0.244273" calcext:value-type="float">
            <text:p>0.244273</text:p>
          </table:table-cell>
          <table:table-cell table:formula="of:=0.163524+0.033524+0.038428" office:value-type="float" office:value="0.235476" calcext:value-type="float">
            <text:p>0.235476</text:p>
          </table:table-cell>
          <table:table-cell table:style-name="ce7" table:formula="of:=([.J3]+[.K3]+[.L3])/3" office:value-type="float" office:value="0.233192366666667" calcext:value-type="float">
            <text:p>0.2331923667</text:p>
          </table:table-cell>
          <table:table-cell table:formula="of:=[.M3]-[.I3]" office:value-type="float" office:value="0.198507" calcext:value-type="float">
            <text:p>0.198507</text:p>
          </table:table-cell>
          <table:table-cell table:style-name="ce10" table:formula="of:=[.E3]/[.I3]" office:value-type="float" office:value="0.372674643773887" calcext:value-type="float">
            <text:p>0.3726746438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0.0137381" calcext:value-type="float">
            <text:p>0.0137381</text:p>
          </table:table-cell>
          <table:table-cell office:value-type="float" office:value="0.023223" calcext:value-type="float">
            <text:p>0.023223</text:p>
          </table:table-cell>
          <table:table-cell office:value-type="float" office:value="0.0271241" calcext:value-type="float">
            <text:p>0.0271241</text:p>
          </table:table-cell>
          <table:table-cell table:style-name="ce7" table:formula="of:=([.B4]+[.C4]+[.D4])/3" office:value-type="float" office:value="0.0213617333333333" calcext:value-type="float">
            <text:p>0.0213617333</text:p>
          </table:table-cell>
          <table:table-cell office:value-type="float" office:value="0.051514" calcext:value-type="float">
            <text:p>0.051514</text:p>
          </table:table-cell>
          <table:table-cell office:value-type="float" office:value="0.0633399" calcext:value-type="float">
            <text:p>0.0633399</text:p>
          </table:table-cell>
          <table:table-cell office:value-type="float" office:value="0.034365" calcext:value-type="float">
            <text:p>0.034365</text:p>
          </table:table-cell>
          <table:table-cell table:style-name="ce7" table:formula="of:=([.F4]+[.C4]+[.H4])/3" office:value-type="float" office:value="0.0363673333333333" calcext:value-type="float">
            <text:p>0.0363673333</text:p>
          </table:table-cell>
          <table:table-cell table:formula="of:=0.219728+0.051514+0.039199" office:value-type="float" office:value="0.310441" calcext:value-type="float">
            <text:p>0.310441</text:p>
          </table:table-cell>
          <table:table-cell table:formula="of:=0.149119+0.0633399+0.036136" office:value-type="float" office:value="0.2485949" calcext:value-type="float">
            <text:p>0.2485949</text:p>
          </table:table-cell>
          <table:table-cell table:formula="of:=0.034365+0.186765+0.020667" office:value-type="float" office:value="0.241797" calcext:value-type="float">
            <text:p>0.241797</text:p>
          </table:table-cell>
          <table:table-cell table:style-name="ce7" table:formula="of:=([.J4]+[.G4]+[.L4])/3" office:value-type="float" office:value="0.205192633333333" calcext:value-type="float">
            <text:p>0.2051926333</text:p>
          </table:table-cell>
          <table:table-cell table:formula="of:=[.M4]-[.I4]" office:value-type="float" office:value="0.1688253" calcext:value-type="float">
            <text:p>0.1688253</text:p>
          </table:table-cell>
          <table:table-cell table:style-name="ce10" table:formula="of:=[.E4]/[.I4]" office:value-type="float" office:value="0.587387948891863" calcext:value-type="float">
            <text:p>0.5873879489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0.0274141" calcext:value-type="float">
            <text:p>0.0274141</text:p>
          </table:table-cell>
          <table:table-cell office:value-type="float" office:value="0.024815" calcext:value-type="float">
            <text:p>0.024815</text:p>
          </table:table-cell>
          <table:table-cell table:style-name="ce7" table:formula="of:=([.B5]+[.C5]+[.D5])/3" office:value-type="float" office:value="0.0226157" calcext:value-type="float">
            <text:p>0.0226157</text:p>
          </table:table-cell>
          <table:table-cell office:value-type="float" office:value="0.028278" calcext:value-type="float">
            <text:p>0.028278</text:p>
          </table:table-cell>
          <table:table-cell office:value-type="float" office:value="0.029995" calcext:value-type="float">
            <text:p>0.029995</text:p>
          </table:table-cell>
          <table:table-cell office:value-type="float" office:value="0.0422191" calcext:value-type="float">
            <text:p>0.0422191</text:p>
          </table:table-cell>
          <table:table-cell table:style-name="ce7" table:formula="of:=([.F5]+[.G5]+[.H5])/3" office:value-type="float" office:value="0.0334973666666667" calcext:value-type="float">
            <text:p>0.0334973667</text:p>
          </table:table-cell>
          <table:table-cell table:formula="of:=0.028278+0.141722+0.017" office:value-type="float" office:value="0.187" calcext:value-type="float">
            <text:p>0.187</text:p>
          </table:table-cell>
          <table:table-cell table:formula="of:=0.029995+0.251481+0.0265581" office:value-type="float" office:value="0.3080341" calcext:value-type="float">
            <text:p>0.3080341</text:p>
          </table:table-cell>
          <table:table-cell table:formula="of:=0.0422191+0.158507+0.023379" office:value-type="float" office:value="0.2241051" calcext:value-type="float">
            <text:p>0.2241051</text:p>
          </table:table-cell>
          <table:table-cell table:style-name="ce7" table:formula="of:=([.J5]+[.K5]+[.L5])/3" office:value-type="float" office:value="0.239713066666667" calcext:value-type="float">
            <text:p>0.2397130667</text:p>
          </table:table-cell>
          <table:table-cell table:formula="of:=[.M5]-[.I5]" office:value-type="float" office:value="0.2062157" calcext:value-type="float">
            <text:p>0.2062157</text:p>
          </table:table-cell>
          <table:table-cell table:style-name="ce10" table:formula="of:=[.E5]/[.I5]" office:value-type="float" office:value="0.675148593770058" calcext:value-type="float">
            <text:p>0.6751485938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0.043116" calcext:value-type="float">
            <text:p>0.043116</text:p>
          </table:table-cell>
          <table:table-cell office:value-type="float" office:value="0.020038" calcext:value-type="float">
            <text:p>0.020038</text:p>
          </table:table-cell>
          <table:table-cell office:value-type="float" office:value="0.043242" calcext:value-type="float">
            <text:p>0.043242</text:p>
          </table:table-cell>
          <table:table-cell table:style-name="ce7" table:formula="of:=([.B6]+[.C6]+[.D6])/3" office:value-type="float" office:value="0.0354653333333333" calcext:value-type="float">
            <text:p>0.0354653333</text:p>
          </table:table-cell>
          <table:table-cell office:value-type="float" office:value="0.033924" calcext:value-type="float">
            <text:p>0.033924</text:p>
          </table:table-cell>
          <table:table-cell office:value-type="float" office:value="0.02801" calcext:value-type="float">
            <text:p>0.02801</text:p>
          </table:table-cell>
          <table:table-cell office:value-type="float" office:value="0.0336641" calcext:value-type="float">
            <text:p>0.0336641</text:p>
          </table:table-cell>
          <table:table-cell table:style-name="ce7" table:formula="of:=([.F6]+[.G6]+[.H6])/3" office:value-type="float" office:value="0.0318660333333333" calcext:value-type="float">
            <text:p>0.0318660333</text:p>
          </table:table-cell>
          <table:table-cell table:formula="of:=0.033924+0.152081+0.0374559" office:value-type="float" office:value="0.2234609" calcext:value-type="float">
            <text:p>0.2234609</text:p>
          </table:table-cell>
          <table:table-cell table:formula="of:=0.13753+0.02801+0.01723" office:value-type="float" office:value="0.18277" calcext:value-type="float">
            <text:p>0.18277</text:p>
          </table:table-cell>
          <table:table-cell table:formula="of:=0.0336641+0.158047+0.038481" office:value-type="float" office:value="0.2301921" calcext:value-type="float">
            <text:p>0.2301921</text:p>
          </table:table-cell>
          <table:table-cell table:style-name="ce7" table:formula="of:=([.J6]+[.K6]+[.L6])/3" office:value-type="float" office:value="0.212141" calcext:value-type="float">
            <text:p>0.212141</text:p>
          </table:table-cell>
          <table:table-cell table:formula="of:=[.M6]-[.I6]" office:value-type="float" office:value="0.180274966666667" calcext:value-type="float">
            <text:p>0.1802749667</text:p>
          </table:table-cell>
          <table:table-cell table:style-name="ce10" table:formula="of:=[.E6]/[.I6]" office:value-type="float" office:value="1.11295098961172" calcext:value-type="float">
            <text:p>1.112950989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0.045895" calcext:value-type="float">
            <text:p>0.045895</text:p>
          </table:table-cell>
          <table:table-cell office:value-type="float" office:value="0.049504" calcext:value-type="float">
            <text:p>0.049504</text:p>
          </table:table-cell>
          <table:table-cell office:value-type="float" office:value="0.0464621" calcext:value-type="float">
            <text:p>0.0464621</text:p>
          </table:table-cell>
          <table:table-cell table:style-name="ce7" table:formula="of:=([.B7]+[.C7]+[.D7])/3" office:value-type="float" office:value="0.0472870333333333" calcext:value-type="float">
            <text:p>0.0472870333</text:p>
          </table:table-cell>
          <table:table-cell office:value-type="float" office:value="0.0450701" calcext:value-type="float">
            <text:p>0.0450701</text:p>
          </table:table-cell>
          <table:table-cell office:value-type="float" office:value="0.0317959" calcext:value-type="float">
            <text:p>0.0317959</text:p>
          </table:table-cell>
          <table:table-cell office:value-type="float" office:value="0.040322" calcext:value-type="float">
            <text:p>0.040322</text:p>
          </table:table-cell>
          <table:table-cell table:style-name="ce7" table:formula="of:=([.F7]+[.G7]+[.H7])/3" office:value-type="float" office:value="0.0390626666666667" calcext:value-type="float">
            <text:p>0.0390626667</text:p>
          </table:table-cell>
          <table:table-cell table:formula="of:=0.0450701+0.177957+0.0281001" office:value-type="float" office:value="0.2511272" calcext:value-type="float">
            <text:p>0.2511272</text:p>
          </table:table-cell>
          <table:table-cell table:formula="of:=0.0317959+0.153837+0.0172099" office:value-type="float" office:value="0.2028428" calcext:value-type="float">
            <text:p>0.2028428</text:p>
          </table:table-cell>
          <table:table-cell table:formula="of:=0.040322+0.159904+0.021992" office:value-type="float" office:value="0.222218" calcext:value-type="float">
            <text:p>0.222218</text:p>
          </table:table-cell>
          <table:table-cell table:style-name="ce7" table:formula="of:=([.J7]+[.K7]+[.L7])/3" office:value-type="float" office:value="0.225396" calcext:value-type="float">
            <text:p>0.225396</text:p>
          </table:table-cell>
          <table:table-cell table:formula="of:=[.M7]-[.I7]" office:value-type="float" office:value="0.186333333333333" calcext:value-type="float">
            <text:p>0.1863333333</text:p>
          </table:table-cell>
          <table:table-cell table:style-name="ce10" table:formula="of:=[.E7]/[.I7]" office:value-type="float" office:value="1.21054288835034" calcext:value-type="float">
            <text:p>1.2105428884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float" office:value="0.067142" calcext:value-type="float">
            <text:p>0.067142</text:p>
          </table:table-cell>
          <table:table-cell office:value-type="float" office:value="0.076963" calcext:value-type="float">
            <text:p>0.076963</text:p>
          </table:table-cell>
          <table:table-cell office:value-type="float" office:value="0.052512" calcext:value-type="float">
            <text:p>0.052512</text:p>
          </table:table-cell>
          <table:table-cell table:style-name="ce7" table:formula="of:=([.B8]+[.C8]+[.D8])/3" office:value-type="float" office:value="0.065539" calcext:value-type="float">
            <text:p>0.065539</text:p>
          </table:table-cell>
          <table:table-cell office:value-type="float" office:value="0.0331041" calcext:value-type="float">
            <text:p>0.0331041</text:p>
          </table:table-cell>
          <table:table-cell office:value-type="float" office:value="0.0341709" calcext:value-type="float">
            <text:p>0.0341709</text:p>
          </table:table-cell>
          <table:table-cell office:value-type="float" office:value="0.033126" calcext:value-type="float">
            <text:p>0.033126</text:p>
          </table:table-cell>
          <table:table-cell table:style-name="ce7" table:formula="of:=([.F8]+[.G8]+[.D8])/3" office:value-type="float" office:value="0.039929" calcext:value-type="float">
            <text:p>0.039929</text:p>
          </table:table-cell>
          <table:table-cell table:formula="of:=0.0331041+0.159563+0.0229981" office:value-type="float" office:value="0.2156652" calcext:value-type="float">
            <text:p>0.2156652</text:p>
          </table:table-cell>
          <table:table-cell table:formula="of:=0.0341709+0.526483+0.017512" office:value-type="float" office:value="0.5781659" calcext:value-type="float">
            <text:p>0.5781659</text:p>
          </table:table-cell>
          <table:table-cell table:formula="of:=0.153798+0.033126+0.018817" office:value-type="float" office:value="0.205741" calcext:value-type="float">
            <text:p>0.205741</text:p>
          </table:table-cell>
          <table:table-cell table:style-name="ce7" table:formula="of:=([.J8]+[.K8]+[.H8])/3" office:value-type="float" office:value="0.275652366666667" calcext:value-type="float">
            <text:p>0.2756523667</text:p>
          </table:table-cell>
          <table:table-cell table:formula="of:=[.M8]-[.I8]" office:value-type="float" office:value="0.235723366666667" calcext:value-type="float">
            <text:p>0.2357233667</text:p>
          </table:table-cell>
          <table:table-cell table:style-name="ce10" table:formula="of:=[.E8]/[.I8]" office:value-type="float" office:value="1.64138846452453" calcext:value-type="float">
            <text:p>1.6413884645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float" office:value="0.363134" calcext:value-type="float">
            <text:p>0.363134</text:p>
          </table:table-cell>
          <table:table-cell office:value-type="float" office:value="0.373307" calcext:value-type="float">
            <text:p>0.373307</text:p>
          </table:table-cell>
          <table:table-cell office:value-type="float" office:value="0.333812" calcext:value-type="float">
            <text:p>0.333812</text:p>
          </table:table-cell>
          <table:table-cell table:style-name="ce7" table:formula="of:=([.B9]+[.C9]+[.D9])/3" office:value-type="float" office:value="0.356751" calcext:value-type="float">
            <text:p>0.356751</text:p>
          </table:table-cell>
          <table:table-cell office:value-type="float" office:value="0.049916" calcext:value-type="float">
            <text:p>0.049916</text:p>
          </table:table-cell>
          <table:table-cell office:value-type="float" office:value="0.04411" calcext:value-type="float">
            <text:p>0.04411</text:p>
          </table:table-cell>
          <table:table-cell office:value-type="float" office:value="0.0492671" calcext:value-type="float">
            <text:p>0.0492671</text:p>
          </table:table-cell>
          <table:table-cell table:style-name="ce7" table:formula="of:=([.F9]+[.G9]+[.H9])/3" office:value-type="float" office:value="0.0477643666666667" calcext:value-type="float">
            <text:p>0.0477643667</text:p>
          </table:table-cell>
          <table:table-cell table:formula="of:=0.049916+0.207937+0.031541" office:value-type="float" office:value="0.289394" calcext:value-type="float">
            <text:p>0.289394</text:p>
          </table:table-cell>
          <table:table-cell table:formula="of:=0.04411+0.207858+0.0309331" office:value-type="float" office:value="0.2829011" calcext:value-type="float">
            <text:p>0.2829011</text:p>
          </table:table-cell>
          <table:table-cell table:formula="of:=0.0492671+0.182693+0.040649" office:value-type="float" office:value="0.2726091" calcext:value-type="float">
            <text:p>0.2726091</text:p>
          </table:table-cell>
          <table:table-cell table:style-name="ce7" table:formula="of:=([.J9]+[.K9]+[.L9])/3" office:value-type="float" office:value="0.281634733333333" calcext:value-type="float">
            <text:p>0.2816347333</text:p>
          </table:table-cell>
          <table:table-cell table:formula="of:=[.M9]-[.I9]" office:value-type="float" office:value="0.233870366666667" calcext:value-type="float">
            <text:p>0.2338703667</text:p>
          </table:table-cell>
          <table:table-cell table:style-name="ce10" table:formula="of:=[.E9]/[.I9]" office:value-type="float" office:value="7.46897792008129" calcext:value-type="float">
            <text:p>7.4689779201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float" office:value="1.08782" calcext:value-type="float">
            <text:p>1.08782</text:p>
          </table:table-cell>
          <table:table-cell office:value-type="float" office:value="1.41095" calcext:value-type="float">
            <text:p>1.41095</text:p>
          </table:table-cell>
          <table:table-cell office:value-type="float" office:value="1.24557" calcext:value-type="float">
            <text:p>1.24557</text:p>
          </table:table-cell>
          <table:table-cell table:style-name="ce7" table:formula="of:=([.B10]+[.C10]+[.D10])/3" office:value-type="float" office:value="1.24811333333333" calcext:value-type="float">
            <text:p>1.2481133333</text:p>
          </table:table-cell>
          <table:table-cell office:value-type="float" office:value="0.051979" calcext:value-type="float">
            <text:p>0.051979</text:p>
          </table:table-cell>
          <table:table-cell office:value-type="float" office:value="0.0515389" calcext:value-type="float">
            <text:p>0.0515389</text:p>
          </table:table-cell>
          <table:table-cell office:value-type="float" office:value="0.0608789" calcext:value-type="float">
            <text:p>0.0608789</text:p>
          </table:table-cell>
          <table:table-cell table:style-name="ce7" table:formula="of:=([.F10]+[.G10]+[.H10])/3" office:value-type="float" office:value="0.0547989333333333" calcext:value-type="float">
            <text:p>0.0547989333</text:p>
          </table:table-cell>
          <table:table-cell table:formula="of:=0.051979+0.180887+0.0412409" office:value-type="float" office:value="0.2741069" calcext:value-type="float">
            <text:p>0.2741069</text:p>
          </table:table-cell>
          <table:table-cell table:formula="of:=0.0515389+0.248208+0.042222" office:value-type="float" office:value="0.3419689" calcext:value-type="float">
            <text:p>0.3419689</text:p>
          </table:table-cell>
          <table:table-cell table:formula="of:=0.0608789+0.255575+0.043195" office:value-type="float" office:value="0.3596489" calcext:value-type="float">
            <text:p>0.3596489</text:p>
          </table:table-cell>
          <table:table-cell table:style-name="ce7" table:formula="of:=([.K10]+[.K10]+[.L10])/3" office:value-type="float" office:value="0.347862233333333" calcext:value-type="float">
            <text:p>0.3478622333</text:p>
          </table:table-cell>
          <table:table-cell table:formula="of:=[.M10]-[.I10]" office:value-type="float" office:value="0.2930633" calcext:value-type="float">
            <text:p>0.2930633</text:p>
          </table:table-cell>
          <table:table-cell table:style-name="ce10" table:formula="of:=[.E10]/[.I10]" office:value-type="float" office:value="22.7762340872815" calcext:value-type="float">
            <text:p>22.7762340873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float" office:value="2.92818" calcext:value-type="float">
            <text:p>2.92818</text:p>
          </table:table-cell>
          <table:table-cell office:value-type="float" office:value="2.56423" calcext:value-type="float">
            <text:p>2.56423</text:p>
          </table:table-cell>
          <table:table-cell office:value-type="float" office:value="2.81951" calcext:value-type="float">
            <text:p>2.81951</text:p>
          </table:table-cell>
          <table:table-cell table:style-name="ce7" table:formula="of:=([.B11]+[.C11]+[.D11])/3" office:value-type="float" office:value="2.77064" calcext:value-type="float">
            <text:p>2.77064</text:p>
          </table:table-cell>
          <table:table-cell office:value-type="float" office:value="0.087845" calcext:value-type="float">
            <text:p>0.087845</text:p>
          </table:table-cell>
          <table:table-cell office:value-type="float" office:value="0.058357" calcext:value-type="float">
            <text:p>0.058357</text:p>
          </table:table-cell>
          <table:table-cell office:value-type="float" office:value="0.060424" calcext:value-type="float">
            <text:p>0.060424</text:p>
          </table:table-cell>
          <table:table-cell table:style-name="ce7" table:formula="of:=([.F11]+[.G11]+[.H11])/3" office:value-type="float" office:value="0.0688753333333333" calcext:value-type="float">
            <text:p>0.0688753333</text:p>
          </table:table-cell>
          <table:table-cell table:formula="of:=0.087845+0.331317+0.066412" office:value-type="float" office:value="0.485574" calcext:value-type="float">
            <text:p>0.485574</text:p>
          </table:table-cell>
          <table:table-cell table:formula="of:=0.058357+0.185444+0.0773889" office:value-type="float" office:value="0.3211899" calcext:value-type="float">
            <text:p>0.3211899</text:p>
          </table:table-cell>
          <table:table-cell table:formula="of:=0.060424+0.251183+0.058295" office:value-type="float" office:value="0.369902" calcext:value-type="float">
            <text:p>0.369902</text:p>
          </table:table-cell>
          <table:table-cell table:style-name="ce7" table:formula="of:=([.J11]+[.K11]+[.L11])/3" office:value-type="float" office:value="0.392221966666667" calcext:value-type="float">
            <text:p>0.3922219667</text:p>
          </table:table-cell>
          <table:table-cell table:formula="of:=[.M11]-[.I11]" office:value-type="float" office:value="0.323346633333333" calcext:value-type="float">
            <text:p>0.3233466333</text:p>
          </table:table-cell>
          <table:table-cell table:style-name="ce10" table:formula="of:=[.E11]/[.I11]" office:value-type="float" office:value="40.2268833544665" calcext:value-type="float">
            <text:p>40.2268833545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office:value-type="float" office:value="20.4378" calcext:value-type="float">
            <text:p>20.4378</text:p>
          </table:table-cell>
          <table:table-cell office:value-type="float" office:value="20.4897" calcext:value-type="float">
            <text:p>20.4897</text:p>
          </table:table-cell>
          <table:table-cell office:value-type="float" office:value="20.3691" calcext:value-type="float">
            <text:p>20.3691</text:p>
          </table:table-cell>
          <table:table-cell table:style-name="ce7" table:formula="of:=([.B12]+[.C12]+[.D12])/3" office:value-type="float" office:value="20.4322" calcext:value-type="float">
            <text:p>20.4322</text:p>
          </table:table-cell>
          <table:table-cell office:value-type="float" office:value="0.338544" calcext:value-type="float">
            <text:p>0.338544</text:p>
          </table:table-cell>
          <table:table-cell office:value-type="float" office:value="0.339944" calcext:value-type="float">
            <text:p>0.339944</text:p>
          </table:table-cell>
          <table:table-cell office:value-type="float" office:value="0.339869" calcext:value-type="float">
            <text:p>0.339869</text:p>
          </table:table-cell>
          <table:table-cell table:style-name="ce7" table:formula="of:=([.F12]+[.G12]+[.H12])/3" office:value-type="float" office:value="0.339452333333333" calcext:value-type="float">
            <text:p>0.3394523333</text:p>
          </table:table-cell>
          <table:table-cell office:value-type="float" office:value="0.74719" calcext:value-type="float">
            <text:p>0.74719</text:p>
          </table:table-cell>
          <table:table-cell office:value-type="float" office:value="0.733096" calcext:value-type="float">
            <text:p>0.733096</text:p>
          </table:table-cell>
          <table:table-cell office:value-type="float" office:value="0.740014" calcext:value-type="float">
            <text:p>0.740014</text:p>
          </table:table-cell>
          <table:table-cell table:style-name="ce7" table:formula="of:=([.J12]+[.K12]+[.L12])/3" office:value-type="float" office:value="0.7401" calcext:value-type="float">
            <text:p>0.7401</text:p>
          </table:table-cell>
          <table:table-cell table:formula="of:=[.M12]-[.I12]" office:value-type="float" office:value="0.400647666666667" calcext:value-type="float">
            <text:p>0.4006476667</text:p>
          </table:table-cell>
          <table:table-cell table:style-name="ce10" table:formula="of:=[.E12]/[.I12]" office:value-type="float" office:value="60.1916616667829" calcext:value-type="float">
            <text:p>60.1916616668</text:p>
          </table:table-cell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office:value-type="float" office:value="54.3168" calcext:value-type="float">
            <text:p>54.3168</text:p>
          </table:table-cell>
          <table:table-cell office:value-type="float" office:value="56.0283" calcext:value-type="float">
            <text:p>56.0283</text:p>
          </table:table-cell>
          <table:table-cell office:value-type="float" office:value="56.1884" calcext:value-type="float">
            <text:p>56.1884</text:p>
          </table:table-cell>
          <table:table-cell table:style-name="ce7" table:formula="of:=([.B13]+[.C13]+[.D13])/3" office:value-type="float" office:value="55.5111666666667" calcext:value-type="float">
            <text:p>55.5111666667</text:p>
          </table:table-cell>
          <table:table-cell office:value-type="float" office:value="0.531165" calcext:value-type="float">
            <text:p>0.531165</text:p>
          </table:table-cell>
          <table:table-cell office:value-type="float" office:value="0.530544" calcext:value-type="float">
            <text:p>0.530544</text:p>
          </table:table-cell>
          <table:table-cell office:value-type="float" office:value="0.544379" calcext:value-type="float">
            <text:p>0.544379</text:p>
          </table:table-cell>
          <table:table-cell table:style-name="ce7" table:formula="of:=([.F13]+[.G13]+[.H13])/3" office:value-type="float" office:value="0.535362666666667" calcext:value-type="float">
            <text:p>0.5353626667</text:p>
          </table:table-cell>
          <table:table-cell table:formula="of:=0.531165+0.340059+0.169273" office:value-type="float" office:value="1.040497" calcext:value-type="float">
            <text:p>1.040497</text:p>
          </table:table-cell>
          <table:table-cell table:formula="of:=0.530544+0.34777+0.163551" office:value-type="float" office:value="1.041865" calcext:value-type="float">
            <text:p>1.041865</text:p>
          </table:table-cell>
          <table:table-cell table:formula="of:=0.544379+0.335886+0.169729" office:value-type="float" office:value="1.049994" calcext:value-type="float">
            <text:p>1.049994</text:p>
          </table:table-cell>
          <table:table-cell table:style-name="ce7" table:formula="of:=([.J13]+[.K13]+[.L13])/3" office:value-type="float" office:value="1.04411866666667" calcext:value-type="float">
            <text:p>1.0441186667</text:p>
          </table:table-cell>
          <table:table-cell table:formula="of:=[.M13]-[.I13]" office:value-type="float" office:value="0.508756" calcext:value-type="float">
            <text:p>0.508756</text:p>
          </table:table-cell>
          <table:table-cell table:style-name="ce10" table:formula="of:=[.E13]/[.I13]" office:value-type="float" office:value="103.688901230817" calcext:value-type="float">
            <text:p>103.6889012308</text:p>
          </table:table-cell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office:value-type="float" office:value="70.4163" calcext:value-type="float">
            <text:p>70.4163</text:p>
          </table:table-cell>
          <table:table-cell office:value-type="float" office:value="70.9271" calcext:value-type="float">
            <text:p>70.9271</text:p>
          </table:table-cell>
          <table:table-cell office:value-type="float" office:value="70.3264" calcext:value-type="float">
            <text:p>70.3264</text:p>
          </table:table-cell>
          <table:table-cell table:style-name="ce7" table:formula="of:=([.B14]+[.C14]+[.D14])/3" office:value-type="float" office:value="70.5566" calcext:value-type="float">
            <text:p>70.5566</text:p>
          </table:table-cell>
          <table:table-cell office:value-type="float" office:value="1.0702" calcext:value-type="float">
            <text:p>1.0702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6832" calcext:value-type="float">
            <text:p>1.06832</text:p>
          </table:table-cell>
          <table:table-cell table:style-name="ce7" table:formula="of:=([.F14]+[.G14]+[.H14])/3" office:value-type="float" office:value="1.07613666666667" calcext:value-type="float">
            <text:p>1.0761366667</text:p>
          </table:table-cell>
          <table:table-cell office:value-type="float" office:value="1.67726" calcext:value-type="float">
            <text:p>1.67726</text:p>
          </table:table-cell>
          <table:table-cell office:value-type="float" office:value="1.74471" calcext:value-type="float">
            <text:p>1.74471</text:p>
          </table:table-cell>
          <table:table-cell office:value-type="float" office:value="1.6881" calcext:value-type="float">
            <text:p>1.6881</text:p>
          </table:table-cell>
          <table:table-cell table:style-name="ce7" table:formula="of:=([.J14]+[.K14]+[.L14])/3" office:value-type="float" office:value="1.70335666666667" calcext:value-type="float">
            <text:p>1.7033566667</text:p>
          </table:table-cell>
          <table:table-cell table:formula="of:=[.M14]-[.I14]" office:value-type="float" office:value="0.62722" calcext:value-type="float">
            <text:p>0.62722</text:p>
          </table:table-cell>
          <table:table-cell table:style-name="ce10" table:formula="of:=[.E14]/[.I14]" office:value-type="float" office:value="65.5647207139118" calcext:value-type="float">
            <text:p>65.5647207139</text:p>
          </table:table-cell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office:value-type="float" office:value="353.354" calcext:value-type="float">
            <text:p>353.354</text:p>
          </table:table-cell>
          <table:table-cell office:value-type="float" office:value="357.337" calcext:value-type="float">
            <text:p>357.337</text:p>
          </table:table-cell>
          <table:table-cell office:value-type="float" office:value="353.913" calcext:value-type="float">
            <text:p>353.913</text:p>
          </table:table-cell>
          <table:table-cell table:style-name="ce7" table:formula="of:=([.B15]+[.C15]+[.D15])/3" office:value-type="float" office:value="354.868" calcext:value-type="float">
            <text:p>354.868</text:p>
          </table:table-cell>
          <table:table-cell office:value-type="float" office:value="3.74381" calcext:value-type="float">
            <text:p>3.74381</text:p>
          </table:table-cell>
          <table:table-cell office:value-type="float" office:value="3.76681" calcext:value-type="float">
            <text:p>3.76681</text:p>
          </table:table-cell>
          <table:table-cell office:value-type="float" office:value="3.7457" calcext:value-type="float">
            <text:p>3.7457</text:p>
          </table:table-cell>
          <table:table-cell table:style-name="ce7" table:formula="of:=([.F15]+[.G15]+[.H15])/3" office:value-type="float" office:value="3.75210666666667" calcext:value-type="float">
            <text:p>3.7521066667</text:p>
          </table:table-cell>
          <table:table-cell table:formula="of:=3.74381+0.80711+0.547391" office:value-type="float" office:value="5.098311" calcext:value-type="float">
            <text:p>5.098311</text:p>
          </table:table-cell>
          <table:table-cell table:formula="of:=3.76681+1.03315+0.604355" office:value-type="float" office:value="5.404315" calcext:value-type="float">
            <text:p>5.404315</text:p>
          </table:table-cell>
          <table:table-cell table:formula="of:=3.7457+0.804416+0.551899" office:value-type="float" office:value="5.102015" calcext:value-type="float">
            <text:p>5.102015</text:p>
          </table:table-cell>
          <table:table-cell table:style-name="ce7" table:formula="of:=([.J15]+[.K15]+[.L15])/3" office:value-type="float" office:value="5.201547" calcext:value-type="float">
            <text:p>5.201547</text:p>
          </table:table-cell>
          <table:table-cell table:formula="of:=[.M15]-[.I15]" office:value-type="float" office:value="1.44944033333333" calcext:value-type="float">
            <text:p>1.4494403333</text:p>
          </table:table-cell>
          <table:table-cell table:style-name="ce10" table:formula="of:=[.E15]/[.I15]" office:value-type="float" office:value="94.5783346599955" calcext:value-type="float">
            <text:p>94.57833466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office:value-type="float" office:value="514.568" calcext:value-type="float">
            <text:p>514.568</text:p>
          </table:table-cell>
          <table:table-cell office:value-type="float" office:value="522.402" calcext:value-type="float">
            <text:p>522.402</text:p>
          </table:table-cell>
          <table:table-cell office:value-type="float" office:value="514.21" calcext:value-type="float">
            <text:p>514.21</text:p>
          </table:table-cell>
          <table:table-cell table:style-name="ce7" table:formula="of:=([.B16]+[.C16]+[.D16])/3" office:value-type="float" office:value="517.06" calcext:value-type="float">
            <text:p>517.06</text:p>
          </table:table-cell>
          <table:table-cell office:value-type="float" office:value="3.58144" calcext:value-type="float">
            <text:p>3.58144</text:p>
          </table:table-cell>
          <table:table-cell office:value-type="float" office:value="3.58436" calcext:value-type="float">
            <text:p>3.58436</text:p>
          </table:table-cell>
          <table:table-cell office:value-type="float" office:value="3.63579" calcext:value-type="float">
            <text:p>3.63579</text:p>
          </table:table-cell>
          <table:table-cell table:style-name="ce7" table:formula="of:=([.F16]+[.G16]+[.H16])/3" office:value-type="float" office:value="3.60053" calcext:value-type="float">
            <text:p>3.60053</text:p>
          </table:table-cell>
          <table:table-cell table:formula="of:=3.58144+0.837701+0.58833" office:value-type="float" office:value="5.007471" calcext:value-type="float">
            <text:p>5.007471</text:p>
          </table:table-cell>
          <table:table-cell table:formula="of:=3.58436+0.852407+0.583356" office:value-type="float" office:value="5.020123" calcext:value-type="float">
            <text:p>5.020123</text:p>
          </table:table-cell>
          <table:table-cell table:formula="of:=3.63579+0.832175+0.588034" office:value-type="float" office:value="5.055999" calcext:value-type="float">
            <text:p>5.055999</text:p>
          </table:table-cell>
          <table:table-cell table:style-name="ce7" table:formula="of:=([.J16]+[.K16]+[.L16])/3" office:value-type="float" office:value="5.02786433333333" calcext:value-type="float">
            <text:p>5.0278643333</text:p>
          </table:table-cell>
          <table:table-cell table:formula="of:=[.M16]-[.I16]" office:value-type="float" office:value="1.42733433333333" calcext:value-type="float">
            <text:p>1.4273343333</text:p>
          </table:table-cell>
          <table:table-cell table:style-name="ce10" table:formula="of:=[.E16]/[.I16]" office:value-type="float" office:value="143.606635689746" calcext:value-type="float">
            <text:p>143.6066356897</text:p>
          </table:table-cell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office:value-type="float" office:value="632.715" calcext:value-type="float">
            <text:p>632.715</text:p>
          </table:table-cell>
          <table:table-cell office:value-type="float" office:value="635.01" calcext:value-type="float">
            <text:p>635.01</text:p>
          </table:table-cell>
          <table:table-cell office:value-type="float" office:value="634.463" calcext:value-type="float">
            <text:p>634.463</text:p>
          </table:table-cell>
          <table:table-cell table:style-name="ce7" table:formula="of:=([.B17]+[.C17]+[.D17])/3" office:value-type="float" office:value="634.062666666667" calcext:value-type="float">
            <text:p>634.0626666667</text:p>
          </table:table-cell>
          <table:table-cell office:value-type="float" office:value="6.70138" calcext:value-type="float">
            <text:p>6.70138</text:p>
          </table:table-cell>
          <table:table-cell office:value-type="float" office:value="6.70875" calcext:value-type="float">
            <text:p>6.70875</text:p>
          </table:table-cell>
          <table:table-cell office:value-type="float" office:value="6.71032" calcext:value-type="float">
            <text:p>6.71032</text:p>
          </table:table-cell>
          <table:table-cell table:style-name="ce7" table:formula="of:=([.F17]+[.G17]+[.H17])/3" office:value-type="float" office:value="6.70681666666667" calcext:value-type="float">
            <text:p>6.7068166667</text:p>
          </table:table-cell>
          <table:table-cell table:formula="of:=6.70138+0.909324+0.710908" office:value-type="float" office:value="8.321612" calcext:value-type="float">
            <text:p>8.321612</text:p>
          </table:table-cell>
          <table:table-cell table:formula="of:=6.70875+0.929499+0.73642" office:value-type="float" office:value="8.374669" calcext:value-type="float">
            <text:p>8.374669</text:p>
          </table:table-cell>
          <table:table-cell table:formula="of:=6.71032+0.906925+0.73512" office:value-type="float" office:value="8.352365" calcext:value-type="float">
            <text:p>8.352365</text:p>
          </table:table-cell>
          <table:table-cell table:style-name="ce7" table:formula="of:=([.J17]+[.K17]+[.L17])/3" office:value-type="float" office:value="8.34954866666667" calcext:value-type="float">
            <text:p>8.3495486667</text:p>
          </table:table-cell>
          <table:table-cell table:formula="of:=[.M17]-[.I17]" office:value-type="float" office:value="1.642732" calcext:value-type="float">
            <text:p>1.642732</text:p>
          </table:table-cell>
          <table:table-cell table:style-name="ce10" table:formula="of:=[.E17]/[.I17]" office:value-type="float" office:value="94.5400326533452" calcext:value-type="float">
            <text:p>94.5400326533</text:p>
          </table:table-cell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office:value-type="float" office:value="4270.89" calcext:value-type="float">
            <text:p>4270.89</text:p>
          </table:table-cell>
          <table:table-cell office:value-type="float" office:value="4258.88" calcext:value-type="float">
            <text:p>4258.88</text:p>
          </table:table-cell>
          <table:table-cell office:value-type="float" office:value="4238.11" calcext:value-type="float">
            <text:p>4238.11</text:p>
          </table:table-cell>
          <table:table-cell table:style-name="ce7" table:formula="of:=([.B18]+[.C18]+[.D18])/3" office:value-type="float" office:value="4255.96" calcext:value-type="float">
            <text:p>4255.96</text:p>
          </table:table-cell>
          <table:table-cell office:value-type="float" office:value="34.8233" calcext:value-type="float">
            <text:p>34.8233</text:p>
          </table:table-cell>
          <table:table-cell office:value-type="float" office:value="34.7755" calcext:value-type="float">
            <text:p>34.7755</text:p>
          </table:table-cell>
          <table:table-cell office:value-type="float" office:value="34.8352" calcext:value-type="float">
            <text:p>34.8352</text:p>
          </table:table-cell>
          <table:table-cell table:style-name="ce7" table:formula="of:=([.F18]+[.G18]+[.H18])/3" office:value-type="float" office:value="34.8113333333333" calcext:value-type="float">
            <text:p>34.8113333333</text:p>
          </table:table-cell>
          <table:table-cell office:value-type="float" office:value="39.1885" calcext:value-type="float">
            <text:p>39.1885</text:p>
          </table:table-cell>
          <table:table-cell office:value-type="float" office:value="39.1069" calcext:value-type="float">
            <text:p>39.1069</text:p>
          </table:table-cell>
          <table:table-cell office:value-type="float" office:value="39.1926" calcext:value-type="float">
            <text:p>39.1926</text:p>
          </table:table-cell>
          <table:table-cell table:style-name="ce7" table:formula="of:=([.J18]+[.K18]+[.L18])/3" office:value-type="float" office:value="39.1626666666667" calcext:value-type="float">
            <text:p>39.1626666667</text:p>
          </table:table-cell>
          <table:table-cell table:formula="of:=[.M18]-[.I18]" office:value-type="float" office:value="4.35133333333333" calcext:value-type="float">
            <text:p>4.3513333333</text:p>
          </table:table-cell>
          <table:table-cell table:style-name="ce10" table:formula="of:=[.E18]/[.I18]" office:value-type="float" office:value="122.257885363004" calcext:value-type="float">
            <text:p>122.257885363</text:p>
          </table:table-cell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office:value-type="float" office:value="19720.1" calcext:value-type="float">
            <text:p>19720.1</text:p>
          </table:table-cell>
          <table:table-cell office:value-type="float" office:value="20286.9" calcext:value-type="float">
            <text:p>20286.9</text:p>
          </table:table-cell>
          <table:table-cell office:value-type="float" office:value="19871.3" calcext:value-type="float">
            <text:p>19871.3</text:p>
          </table:table-cell>
          <table:table-cell table:style-name="ce7" table:formula="of:=([.B19]+[.C19]+[.D19])/3" office:value-type="float" office:value="19959.4333333333" calcext:value-type="float">
            <text:p>19959.4333333333</text:p>
          </table:table-cell>
          <table:table-cell office:value-type="float" office:value="116.025" calcext:value-type="float">
            <text:p>116.025</text:p>
          </table:table-cell>
          <table:table-cell office:value-type="float" office:value="115.291" calcext:value-type="float">
            <text:p>115.291</text:p>
          </table:table-cell>
          <table:table-cell office:value-type="float" office:value="115.244" calcext:value-type="float">
            <text:p>115.244</text:p>
          </table:table-cell>
          <table:table-cell table:style-name="ce7" table:formula="of:=([.F19]+[.G19]+[.H19])/3" office:value-type="float" office:value="115.52" calcext:value-type="float">
            <text:p>115.52</text:p>
          </table:table-cell>
          <table:table-cell office:value-type="float" office:value="124.069" calcext:value-type="float">
            <text:p>124.069</text:p>
          </table:table-cell>
          <table:table-cell office:value-type="float" office:value="123.5" calcext:value-type="float">
            <text:p>123.5</text:p>
          </table:table-cell>
          <table:table-cell office:value-type="float" office:value="123.252" calcext:value-type="float">
            <text:p>123.252</text:p>
          </table:table-cell>
          <table:table-cell table:style-name="ce7" table:formula="of:=([.J19]+[.K19]+[.L19])/3" office:value-type="float" office:value="123.607" calcext:value-type="float">
            <text:p>123.607</text:p>
          </table:table-cell>
          <table:table-cell table:formula="of:=[.M19]-[.I19]" office:value-type="float" office:value="8.08700000000002" calcext:value-type="float">
            <text:p>8.087</text:p>
          </table:table-cell>
          <table:table-cell table:style-name="ce10" table:formula="of:=[.E19]/[.I19]" office:value-type="float" office:value="172.779028162512" calcext:value-type="float">
            <text:p>172.7790281625</text:p>
          </table:table-cell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office:value-type="float" office:value="3008.97" calcext:value-type="float">
            <text:p>3008.97</text:p>
          </table:table-cell>
          <table:table-cell office:value-type="float" office:value="3008.35" calcext:value-type="float">
            <text:p>3008.35</text:p>
          </table:table-cell>
          <table:table-cell office:value-type="float" office:value="3002.14" calcext:value-type="float">
            <text:p>3002.14</text:p>
          </table:table-cell>
          <table:table-cell table:style-name="ce7" table:formula="of:=([.B28]+[.C28]+[.D28])/3" office:value-type="float" office:value="3006.48666666667" calcext:value-type="float">
            <text:p>3006.4866666667</text:p>
          </table:table-cell>
          <table:table-cell office:value-type="float" office:value="44.0666" calcext:value-type="float">
            <text:p>44.0666</text:p>
          </table:table-cell>
          <table:table-cell office:value-type="float" office:value="43.1414" calcext:value-type="float">
            <text:p>43.1414</text:p>
          </table:table-cell>
          <table:table-cell office:value-type="float" office:value="42.9515" calcext:value-type="float">
            <text:p>42.9515</text:p>
          </table:table-cell>
          <table:table-cell table:style-name="ce7" table:formula="of:=([.F28]+[.G28]+[.H28])/3" office:value-type="float" office:value="43.3865" calcext:value-type="float">
            <text:p>43.3865</text:p>
          </table:table-cell>
          <table:table-cell table:formula="of:=44.0666+1.76719+2.42234" office:value-type="float" office:value="48.25613" calcext:value-type="float">
            <text:p>48.25613</text:p>
          </table:table-cell>
          <table:table-cell table:formula="of:=43.1414+1.77534+2.46847" office:value-type="float" office:value="47.38521" calcext:value-type="float">
            <text:p>47.38521</text:p>
          </table:table-cell>
          <table:table-cell table:formula="of:=42.9515+1.75803+2.43992" office:value-type="float" office:value="47.14945" calcext:value-type="float">
            <text:p>47.14945</text:p>
          </table:table-cell>
          <table:table-cell table:style-name="ce7" table:formula="of:=([.J28]+[.K28]+[.L28])/3" office:value-type="float" office:value="47.59693" calcext:value-type="float">
            <text:p>47.59693</text:p>
          </table:table-cell>
          <table:table-cell table:formula="of:=[.M28]-[.I28]" office:value-type="float" office:value="4.21043" calcext:value-type="float">
            <text:p>4.21043</text:p>
          </table:table-cell>
          <table:table-cell table:style-name="ce10" table:formula="of:=[.E28]/[.I28]" office:value-type="float" office:value="69.2954413623285" calcext:value-type="float">
            <text:p>69.2954413623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0:37:29.506012474</meta:creation-date>
    <dc:date>2020-03-05T12:37:49.034015869</dc:date>
    <meta:editing-duration>PT4M50S</meta:editing-duration>
    <meta:editing-cycles>2</meta:editing-cycles>
    <meta:generator>LibreOffice/5.1.6.2$Linux_X86_64 LibreOffice_project/10m0$Build-2</meta:generator>
    <meta:document-statistic meta:table-count="1" meta:cell-count="2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48cm" svg:y="3.952cm" style:legend-expansion="high" chart:style-name="ch2"/>
        <chart:plot-area chart:style-name="ch3" table:cell-range-address="Sheet1.A1:Sheet1.A17 Sheet1.E1:Sheet1.E17 Sheet1.I1:Sheet1.I17" chart:data-source-has-labels="both" svg:x="1.331cm" svg:y="0.18cm" svg:width="10.597cm" svg:height="7.659cm">
          <chartooo:coordinate-region svg:x="2.138cm" svg:y="0.379cm" svg:width="9.51cm" svg:height="6.813cm"/>
          <chart:axis chart:dimension="x" chart:name="primary-x" chart:style-name="ch4" chartooo:axis-type="auto">
            <chart:title svg:x="6.453cm" svg:y="8.019cm" chart:style-name="ch5">
              <text:p>N</text:p>
            </chart:title>
            <chart:categories table:cell-range-address="Sheet1.A2:Sheet1.A17"/>
          </chart:axis>
          <chart:axis chart:dimension="y" chart:name="primary-y" chart:style-name="ch4">
            <chart:title svg:x="0.451cm" svg:y="4.41cm" chart:style-name="ch6">
              <text:p>T/ms</text:p>
            </chart:title>
            <chart:grid chart:style-name="ch7" chart:class="major"/>
          </chart:axis>
          <chart:series chart:style-name="ch8" chart:values-cell-range-address="Sheet1.E2:Sheet1.E17" chart:label-cell-address="Sheet1.E1:Sheet1.E1" chart:class="chart:scatter">
            <chart:domain table:cell-range-address="Sheet1.A2:Sheet1.A17"/>
            <chart:data-point chart:repeated="16"/>
          </chart:series>
          <chart:series chart:style-name="ch9" chart:values-cell-range-address="Sheet1.I2:Sheet1.I17" chart:label-cell-address="Sheet1.I1:Sheet1.I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eal Avg.</text:p>
                <draw:g>
                  <svg:desc>Sheet1.E1:Sheet1.E1</svg:desc>
                </draw:g>
              </table:table-cell>
              <table:table-cell office:value-type="string">
                <text:p>Para-glider Avg.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17</svg:desc>
                </draw:g>
              </table:table-cell>
              <table:table-cell office:value-type="float" office:value="0.00294096">
                <text:p>0.00294096</text:p>
                <draw:g>
                  <svg:desc>Sheet1.E2:Sheet1.E17</svg:desc>
                </draw:g>
              </table:table-cell>
              <table:table-cell office:value-type="float" office:value="0.0307386666666667">
                <text:p>0.0307386666666667</text:p>
                <draw:g>
                  <svg:desc>Sheet1.I2:Sheet1.I17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29263566666667">
                <text:p>0.0129263566666667</text:p>
              </table:table-cell>
              <table:table-cell office:value-type="float" office:value="0.0346853666666667">
                <text:p>0.0346853666666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213617333333333">
                <text:p>0.0213617333333333</text:p>
              </table:table-cell>
              <table:table-cell office:value-type="float" office:value="0.0363673333333333">
                <text:p>0.036367333333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26157">
                <text:p>0.0226157</text:p>
              </table:table-cell>
              <table:table-cell office:value-type="float" office:value="0.0334973666666667">
                <text:p>0.03349736666666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354653333333333">
                <text:p>0.0354653333333333</text:p>
              </table:table-cell>
              <table:table-cell office:value-type="float" office:value="0.0318660333333333">
                <text:p>0.0318660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72870333333333">
                <text:p>0.0472870333333333</text:p>
              </table:table-cell>
              <table:table-cell office:value-type="float" office:value="0.0390626666666667">
                <text:p>0.039062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65539">
                <text:p>0.065539</text:p>
              </table:table-cell>
              <table:table-cell office:value-type="float" office:value="0.039929">
                <text:p>0.03992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56751">
                <text:p>0.356751</text:p>
              </table:table-cell>
              <table:table-cell office:value-type="float" office:value="0.0477643666666667">
                <text:p>0.047764366666666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24811333333333">
                <text:p>1.24811333333333</text:p>
              </table:table-cell>
              <table:table-cell office:value-type="float" office:value="0.0547989333333333">
                <text:p>0.0547989333333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77064">
                <text:p>2.77064</text:p>
              </table:table-cell>
              <table:table-cell office:value-type="float" office:value="0.0688753333333333">
                <text:p>0.06887533333333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.4322">
                <text:p>20.4322</text:p>
              </table:table-cell>
              <table:table-cell office:value-type="float" office:value="0.339452333333333">
                <text:p>0.3394523333333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5.5111666666667">
                <text:p>55.5111666666667</text:p>
              </table:table-cell>
              <table:table-cell office:value-type="float" office:value="0.535362666666667">
                <text:p>0.53536266666666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0.5566">
                <text:p>70.5566</text:p>
              </table:table-cell>
              <table:table-cell office:value-type="float" office:value="1.07613666666667">
                <text:p>1.076136666666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4.868">
                <text:p>354.868</text:p>
              </table:table-cell>
              <table:table-cell office:value-type="float" office:value="3.75210666666667">
                <text:p>3.7521066666666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7.06">
                <text:p>517.06</text:p>
              </table:table-cell>
              <table:table-cell office:value-type="float" office:value="3.60053">
                <text:p>3.6005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34.062666666667">
                <text:p>634.062666666667</text:p>
              </table:table-cell>
              <table:table-cell office:value-type="float" office:value="6.70681666666667">
                <text:p>6.70681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Speed-up</text:p>
        </chart:title>
        <chart:legend chart:legend-position="end" svg:x="13.307cm" svg:y="4.201cm" style:legend-expansion="high" chart:style-name="ch3"/>
        <chart:plot-area chart:style-name="ch4" table:cell-range-address="Sheet1.A1:Sheet1.A19 Sheet1.O1:Sheet1.O19" chart:data-source-has-labels="row" svg:x="1.331cm" svg:y="1.275cm" svg:width="11.656cm" svg:height="6.564cm">
          <chartooo:coordinate-region svg:x="1.952cm" svg:y="1.474cm" svg:width="10.477cm" svg:height="5.718cm"/>
          <chart:axis chart:dimension="x" chart:name="primary-x" chart:style-name="ch5">
            <chart:title svg:x="6.983cm" svg:y="8.019cm" chart:style-name="ch6">
              <text:p>N</text:p>
            </chart:title>
          </chart:axis>
          <chart:axis chart:dimension="y" chart:name="primary-y" chart:style-name="ch5">
            <chart:title svg:x="0.451cm" svg:y="5.329cm" chart:style-name="ch7">
              <text:p>Speed-up</text:p>
            </chart:title>
            <chart:grid chart:style-name="ch8" chart:class="major"/>
          </chart:axis>
          <chart:series chart:style-name="ch9" chart:values-cell-range-address="Sheet1.O2:Sheet1.O19" chart:label-cell-address="Sheet1.O1:Sheet1.O1" chart:class="chart:scatter">
            <chart:domain table:cell-range-address="Sheet1.A2:Sheet1.A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9</svg:desc>
                </draw:g>
              </table:table-cell>
              <table:table-cell office:value-type="float" office:value="0.0956762383968075">
                <text:p>0.0956762383968075</text:p>
                <draw:g>
                  <svg:desc>Sheet1.O2:Sheet1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372674643773887">
                <text:p>0.372674643773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587387948891863">
                <text:p>0.587387948891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.675148593770058">
                <text:p>0.675148593770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.11295098961172">
                <text:p>1.11295098961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.21054288835034">
                <text:p>1.21054288835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.64138846452453">
                <text:p>1.64138846452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7.46897792008129">
                <text:p>7.46897792008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22.7762340872815">
                <text:p>22.7762340872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0.2268833544665">
                <text:p>40.2268833544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60.1916616667829">
                <text:p>60.1916616667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6">
                <text:p>256</text:p>
              </table:table-cell>
              <table:table-cell office:value-type="float" office:value="103.688901230817">
                <text:p>103.688901230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65.5647207139118">
                <text:p>65.5647207139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94.5783346599955">
                <text:p>94.57833465999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2">
                <text:p>512</text:p>
              </table:table-cell>
              <table:table-cell office:value-type="float" office:value="143.606635689746">
                <text:p>143.606635689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94.5400326533452">
                <text:p>94.54003265334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4">
                <text:p>1024</text:p>
              </table:table-cell>
              <table:table-cell office:value-type="float" office:value="122.257885363004">
                <text:p>122.257885363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0">
                <text:p>1500</text:p>
              </table:table-cell>
              <table:table-cell office:value-type="float" office:value="172.779028162512">
                <text:p>172.7790281625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